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4.55083333333333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5.02708333333333cm"/>
    </style:style>
    <style:style style:name="co17" style:family="table-column">
      <style:table-column-properties fo:break-before="auto" style:column-width="6.00604166666667cm"/>
    </style:style>
    <style:style style:name="co18" style:family="table-column">
      <style:table-column-properties fo:break-before="auto" style:column-width="4.63020833333333cm"/>
    </style:style>
    <style:style style:name="co19" style:family="table-column">
      <style:table-column-properties fo:break-before="auto" style:column-width="6.21770833333333cm"/>
    </style:style>
    <style:style style:name="co20" style:family="table-column">
      <style:table-column-properties fo:break-before="auto" style:column-width="5.21229166666667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4.78895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_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z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dmirazur@yahoo.com.sg</text:p>
          </table:table-cell>
          <table:table-cell office:value-type="float" office:value="1739671060" table:style-name="ce1">
            <text:p>1739671060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fta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ifta@gmail.com</text:p>
          </table:table-cell>
          <table:table-cell office:value-type="float" office:value="1233456" table:style-name="ce1">
            <text:p>1233456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brar</text:p>
          </table:table-cell>
          <table:table-cell office:value-type="string" table:style-name="ce2">
            <text:p>Tejgaon</text:p>
          </table:table-cell>
          <table:table-cell office:value-type="string" table:style-name="ce4">
            <text:p><text:a xlink:href="mailto:abrr222@gmail.com">abrr222@gmail.com</text:a></text:p>
          </table:table-cell>
          <table:table-cell office:value-type="float" office:value="121141159" table:style-name="ce2">
            <text:p>12114115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sif</text:p>
          </table:table-cell>
          <table:table-cell office:value-type="string" table:style-name="ce2">
            <text:p>Uttora</text:p>
          </table:table-cell>
          <table:table-cell office:value-type="string" table:style-name="ce4">
            <text:p><text:a xlink:href="mailto:as310@gmail.com">as310@gmail.com</text:a></text:p>
          </table:table-cell>
          <table:table-cell office:value-type="float" office:value="11120121" table:style-name="ce2">
            <text:p>11120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asnia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tasmd@live.com">tasmd@live.com</text:a></text:p>
          </table:table-cell>
          <table:table-cell office:value-type="float" office:value="116469" table:style-name="ce2">
            <text:p>11646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Zara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rsultana12@gmail.com">rsultana12@gmail.com</text:a></text:p>
          </table:table-cell>
          <table:table-cell office:value-type="float" office:value="123564897" table:style-name="ce2">
            <text:p>12356489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aisha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mzrouf@live.com">mzrouf@live.com</text:a></text:p>
          </table:table-cell>
          <table:table-cell office:value-type="float" office:value="155154121" table:style-name="ce2">
            <text:p>155154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aroar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sar710@yahoo.com">sar710@yahoo.com</text:a></text:p>
          </table:table-cell>
          <table:table-cell office:value-type="float" office:value="123141177" table:style-name="ce2">
            <text:p>12314117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nika</text:p>
          </table:table-cell>
          <table:table-cell office:value-type="string" table:style-name="ce2">
            <text:p>Sukrabad</text:p>
          </table:table-cell>
          <table:table-cell office:value-type="string" table:style-name="ce4">
            <text:p><text:a xlink:href="mailto:tanika20@gmail.com">tanika20@gmail.com</text:a></text:p>
          </table:table-cell>
          <table:table-cell office:value-type="float" office:value="123456798" table:style-name="ce2">
            <text:p>123456798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ziz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maa141@gmail.com">maa141@gmail.com</text:a></text:p>
          </table:table-cell>
          <table:table-cell office:value-type="float" office:value="147189156" table:style-name="ce2">
            <text:p>147189156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rafat</text:p>
          </table:table-cell>
          <table:table-cell office:value-type="string" table:style-name="ce2">
            <text:p>Dhanmondi</text:p>
          </table:table-cell>
          <table:table-cell office:value-type="string" table:style-name="ce4">
            <text:p><text:a xlink:href="mailto:tanjimak555@gmail.com">tanjimak555@gmail.com</text:a></text:p>
          </table:table-cell>
          <table:table-cell office:value-type="float" office:value="133121151" table:style-name="ce2">
            <text:p>13312115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Fahim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ff200@live.com">ff200@live.com</text:a></text:p>
          </table:table-cell>
          <table:table-cell office:value-type="float" office:value="123312144" table:style-name="ce2">
            <text:p>123312144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Kazi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kazsultan@gmail.com">kazsultan@gmail.com</text:a></text:p>
          </table:table-cell>
          <table:table-cell office:value-type="float" office:value="155141153" table:style-name="ce2">
            <text:p>15514115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Mohammed</text:p>
          </table:table-cell>
          <table:table-cell office:value-type="string" table:style-name="ce2">
            <text:p>Lalmatia</text:p>
          </table:table-cell>
          <table:table-cell office:value-type="string" table:style-name="ce4">
            <text:p><text:a xlink:href="mailto:shehabuddin123@yahoo.com">shehabuddin123@yahoo.com</text:a></text:p>
          </table:table-cell>
          <table:table-cell office:value-type="float" office:value="101101111" table:style-name="ce2">
            <text:p>10110111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adaf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mdfaaz88@gmail.com">mdfaaz88@gmail.com</text:a></text:p>
          </table:table-cell>
          <table:table-cell office:value-type="float" office:value="111111111" table:style-name="ce2">
            <text:p>111111111</text:p>
          </table:table-cell>
          <table:table-cell table:number-columns-repeated="251" table:style-name="ce2"/>
          <table:table-cell table:number-columns-repeated="16128"/>
        </table:table-row>
        <table:table-row table:number-rows-repeated="1048560" table:style-name="ro2">
          <table:table-cell table:number-columns-repeated="16384"/>
        </table:table-row>
      </table:table>
      <table:table table:name="rest_info" table:style-name="ta2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45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EATING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ndi Dhanmondi</text:p>
          </table:table-cell>
          <table:table-cell office:value-type="string" table:style-name="ce1">
            <text:p>9/A , Rupayan Z.R Plaza, Satmasjid Road, Dhaka 1209</text:p>
          </table:table-cell>
          <table:table-cell office:value-type="float" office:value="23.746373999999999" table:style-name="ce1">
            <text:p>23.746374</text:p>
          </table:table-cell>
          <table:table-cell office:value-type="float" office:value="90.371132000000003" table:style-name="ce1">
            <text:p>90.371132</text:p>
          </table:table-cell>
          <table:table-cell table:style-name="ce2"/>
          <table:table-cell office:value-type="float" office:value="1841242634" table:style-name="ce1">
            <text:p>184124263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st_image\rest_id_1\1.jpg</text:p>
          </table:table-cell>
          <table:table-cell office:value-type="date" office:date-value="2017-12-11T22:21:21" table:style-name="ce3">
            <text:p>12-11-17 10:21 PM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abroso Dhanmondi</text:p>
          </table:table-cell>
          <table:table-cell office:value-type="string" table:style-name="ce2">
            <text:p>House 67, Level 7, Navana GH Height, Satmasjid Rd, Dhaka 1209</text:p>
          </table:table-cell>
          <table:table-cell office:value-type="float" office:value="23.749711999999999" table:style-name="ce2">
            <text:p>23.749712</text:p>
          </table:table-cell>
          <table:table-cell office:value-type="float" office:value="90.366403099999999" table:style-name="ce2">
            <text:p>90.3664031</text:p>
          </table:table-cell>
          <table:table-cell table:style-name="ce2"/>
          <table:table-cell office:value-type="string" table:style-name="ce2">
            <text:p>01708-031363</text:p>
          </table:table-cell>
          <table:table-cell table:number-columns-repeated="2" table:style-name="ce2"/>
          <table:table-cell office:value-type="string" table:style-name="ce2">
            <text:p>rest_image\rest_id_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Gloria Jean's Coffees</text:p>
          </table:table-cell>
          <table:table-cell office:value-type="string" table:style-name="ce2">
            <text:p>67, GH Heights (1st Floor), Satmasjid Rd, Dhaka 1205</text:p>
          </table:table-cell>
          <table:table-cell office:value-type="float" office:value="23.749619800000001" table:style-name="ce2">
            <text:p>23.7496198</text:p>
          </table:table-cell>
          <table:table-cell office:value-type="float" office:value="90.361235699999995" table:style-name="ce2">
            <text:p>90.3612357</text:p>
          </table:table-cell>
          <table:table-cell table:style-name="ce2"/>
          <table:table-cell office:value-type="string" table:style-name="ce2">
            <text:p>01929-333888</text:p>
          </table:table-cell>
          <table:table-cell table:number-columns-repeated="2" table:style-name="ce2"/>
          <table:table-cell office:value-type="string" table:style-name="ce2">
            <text:p>rest_image\rest_id_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asta State Dhanmondi</text:p>
          </table:table-cell>
          <table:table-cell office:value-type="string" table:style-name="ce1">
            <text:p>Almas, 8A Satmasjid Road, Dhanmondi 15, Dhaka 1207</text:p>
          </table:table-cell>
          <table:table-cell office:value-type="float" office:value="23.744138" table:style-name="ce2">
            <text:p>23.744138</text:p>
          </table:table-cell>
          <table:table-cell office:value-type="float" office:value="90.370950199999996" table:style-name="ce2">
            <text:p>90.3709502</text:p>
          </table:table-cell>
          <table:table-cell table:style-name="ce2"/>
          <table:table-cell office:value-type="string" table:style-name="ce2">
            <text:p>01708-428303</text:p>
          </table:table-cell>
          <table:table-cell table:number-columns-repeated="2" table:style-name="ce2"/>
          <table:table-cell office:value-type="string" table:style-name="ce2">
            <text:p>rest_image\rest_id_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adchef Dhanmondi</text:p>
          </table:table-cell>
          <table:table-cell office:value-type="string" table:style-name="ce2">
            <text:p>4th Floor, Rangs KB Square, 49/A, Satmashjid Road, Adjacent to Road 9/A, Dhaka 1209</text:p>
          </table:table-cell>
          <table:table-cell office:value-type="float" office:value="23.744684599999999" table:style-name="ce2">
            <text:p>23.7446846</text:p>
          </table:table-cell>
          <table:table-cell office:value-type="float" office:value="90.369901100000007" table:style-name="ce2">
            <text:p>90.3699011</text:p>
          </table:table-cell>
          <table:table-cell table:style-name="ce2"/>
          <table:table-cell office:value-type="string" table:style-name="ce2">
            <text:p>01715-407350</text:p>
          </table:table-cell>
          <table:table-cell table:number-columns-repeated="2" table:style-name="ce2"/>
          <table:table-cell office:value-type="string" table:style-name="ce2">
            <text:p>rest_image\rest_id_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Guhaa</text:p>
          </table:table-cell>
          <table:table-cell office:value-type="string" table:style-name="ce2">
            <text:p>736, Level 9, 9/A, Satmasjid Road, Dhanmondi, Dhaka 1205</text:p>
          </table:table-cell>
          <table:table-cell office:value-type="float" office:value="23.744626199999999" table:style-name="ce2">
            <text:p>23.7446262</text:p>
          </table:table-cell>
          <table:table-cell office:value-type="float" office:value="90.369836399999997" table:style-name="ce2">
            <text:p>90.3698364</text:p>
          </table:table-cell>
          <table:table-cell table:style-name="ce2"/>
          <table:table-cell office:value-type="string" table:style-name="ce2">
            <text:p>01911-144408</text:p>
          </table:table-cell>
          <table:table-cell table:number-columns-repeated="2" table:style-name="ce2"/>
          <table:table-cell office:value-type="string" table:style-name="ce2">
            <text:p>rest_image\rest_id_6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Takeout Dhanmondi</text:p>
          </table:table-cell>
          <table:table-cell office:value-type="string" table:style-name="ce2">
            <text:p>Rangs KB Square (3rd floor), 736 Satmasjid Road, Dhanmondi, Dhaka</text:p>
          </table:table-cell>
          <table:table-cell office:value-type="float" office:value="23.7446831" table:style-name="ce2">
            <text:p>23.7446831</text:p>
          </table:table-cell>
          <table:table-cell office:value-type="float" office:value="90.369960699999993" table:style-name="ce2">
            <text:p>90.3699607</text:p>
          </table:table-cell>
          <table:table-cell table:style-name="ce2"/>
          <table:table-cell office:value-type="string" table:style-name="ce2">
            <text:p>01847-290010</text:p>
          </table:table-cell>
          <table:table-cell table:number-columns-repeated="2" table:style-name="ce2"/>
          <table:table-cell office:value-type="string" table:style-name="ce2">
            <text:p>rest_image\rest_id_7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Glazed</text:p>
          </table:table-cell>
          <table:table-cell office:value-type="string" table:style-name="ce2">
            <text:p>1st flr, KB Square, 736 Satmasjid Rd, Dhaka</text:p>
          </table:table-cell>
          <table:table-cell office:value-type="float" office:value="23.744552599999999" table:style-name="ce2">
            <text:p>23.7445526</text:p>
          </table:table-cell>
          <table:table-cell office:value-type="float" office:value="90.369920899999997" table:style-name="ce2">
            <text:p>90.3699209</text:p>
          </table:table-cell>
          <table:table-cell table:style-name="ce2"/>
          <table:table-cell office:value-type="string" table:style-name="ce2">
            <text:p>01611-452933</text:p>
          </table:table-cell>
          <table:table-cell table:number-columns-repeated="2" table:style-name="ce2"/>
          <table:table-cell office:value-type="string" table:style-name="ce2">
            <text:p>rest_image\rest_id_8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BFC</text:p>
          </table:table-cell>
          <table:table-cell office:value-type="string" table:style-name="ce2">
            <text:p>Dhanmondi-15,Dhaka, Satmasjid Road, Dhaka</text:p>
          </table:table-cell>
          <table:table-cell office:value-type="float" office:value="23.743969499999999" table:style-name="ce2">
            <text:p>23.7439695</text:p>
          </table:table-cell>
          <table:table-cell office:value-type="float" office:value="90.370456000000004" table:style-name="ce2">
            <text:p>90.370456</text:p>
          </table:table-cell>
          <table:table-cell table:style-name="ce2"/>
          <table:table-cell office:value-type="string" table:style-name="ce2">
            <text:p>01710-627380</text:p>
          </table:table-cell>
          <table:table-cell table:number-columns-repeated="2" table:style-name="ce2"/>
          <table:table-cell office:value-type="string" table:style-name="ce2">
            <text:p>rest_image\rest_id_9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hwarma House</text:p>
          </table:table-cell>
          <table:table-cell office:value-type="string" table:style-name="ce2">
            <text:p>Rd No. 6A, Dhanmondi, <text:s/>Dhaka</text:p>
          </table:table-cell>
          <table:table-cell office:value-type="float" office:value="23.7423143" table:style-name="ce2">
            <text:p>23.7423143</text:p>
          </table:table-cell>
          <table:table-cell office:value-type="float" office:value="90.374016499999996" table:style-name="ce2">
            <text:p>90.3740165</text:p>
          </table:table-cell>
          <table:table-cell table:style-name="ce2"/>
          <table:table-cell office:value-type="string" table:style-name="ce2">
            <text:p>01731-840140</text:p>
          </table:table-cell>
          <table:table-cell table:number-columns-repeated="2" table:style-name="ce2"/>
          <table:table-cell office:value-type="string" table:style-name="ce2">
            <text:p>rest_image\rest_id_10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ilantro</text:p>
          </table:table-cell>
          <table:table-cell office:value-type="string" table:style-name="ce2">
            <text:p>749, Satmasjid Road, Dhaka 1209</text:p>
          </table:table-cell>
          <table:table-cell office:value-type="float" office:value="23.746336700000001" table:style-name="ce2">
            <text:p>23.7463367</text:p>
          </table:table-cell>
          <table:table-cell office:value-type="float" office:value="90.371363299999999" table:style-name="ce2">
            <text:p>90.3713633</text:p>
          </table:table-cell>
          <table:table-cell table:style-name="ce2"/>
          <table:table-cell office:value-type="string" table:style-name="ce2">
            <text:p>01766-449912</text:p>
          </table:table-cell>
          <table:table-cell table:number-columns-repeated="2" table:style-name="ce2"/>
          <table:table-cell office:value-type="string" table:style-name="ce2">
            <text:p>rest_image\rest_id_11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ella Italia</text:p>
          </table:table-cell>
          <table:table-cell office:value-type="string" table:style-name="ce2">
            <text:p>ADC empire Plaza, Satmasjid Road, Opposite Pizza Hut, Dhaka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1771-077001</text:p>
          </table:table-cell>
          <table:table-cell table:number-columns-repeated="2" table:style-name="ce2"/>
          <table:table-cell office:value-type="string" table:style-name="ce2">
            <text:p>rest_image\rest_id_1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izza Hut Dhammondi</text:p>
          </table:table-cell>
          <table:table-cell office:value-type="string" table:style-name="ce2">
            <text:p>754, 1st &amp; 2nd Floor, Satmasjid Road, Dhaka 1209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2-9133576</text:p>
          </table:table-cell>
          <table:table-cell table:number-columns-repeated="2" table:style-name="ce2"/>
          <table:table-cell office:value-type="string" table:style-name="ce2">
            <text:p>rest_image\rest_id_1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tar Kabab</text:p>
          </table:table-cell>
          <table:table-cell office:value-type="string" table:style-name="ce2">
            <text:p>Rd No. 2, Dhanmondi, <text:s/>Dhaka</text:p>
          </table:table-cell>
          <table:table-cell office:value-type="float" office:value="23.739097999999998" table:style-name="ce2">
            <text:p>23.739098</text:p>
          </table:table-cell>
          <table:table-cell office:value-type="float" office:value="90.379995300000004" table:style-name="ce2">
            <text:p>90.3799953</text:p>
          </table:table-cell>
          <table:table-cell table:style-name="ce2"/>
          <table:table-cell office:value-type="string" table:style-name="ce2">
            <text:p>01511-932681</text:p>
          </table:table-cell>
          <table:table-cell table:number-columns-repeated="2" table:style-name="ce2"/>
          <table:table-cell office:value-type="string" table:style-name="ce2">
            <text:p>rest_image\rest_id_1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ream and Fudge</text:p>
          </table:table-cell>
          <table:table-cell office:value-type="string" table:style-name="ce2">
            <text:p>Rd No. 12A, Dhanmondi, Dhaka</text:p>
          </table:table-cell>
          <table:table-cell office:value-type="float" office:value="23.747663800000002" table:style-name="ce2">
            <text:p>23.7476638</text:p>
          </table:table-cell>
          <table:table-cell office:value-type="float" office:value="90.368609500000005" table:style-name="ce2">
            <text:p>90.3686095</text:p>
          </table:table-cell>
          <table:table-cell table:style-name="ce2"/>
          <table:table-cell office:value-type="string" table:style-name="ce2">
            <text:p>01755-152597</text:p>
          </table:table-cell>
          <table:table-cell table:number-columns-repeated="2" table:style-name="ce2"/>
          <table:table-cell office:value-type="string" table:style-name="ce2">
            <text:p>rest_image\rest_id_1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The Pit Grill</text:p>
          </table:table-cell>
          <table:table-cell office:value-type="string" table:style-name="ce2">
            <text:p>House No 105, Road No New 9A, Dhanmondi, Dhaka</text:p>
          </table:table-cell>
          <table:table-cell office:value-type="float" office:value="23.748950900000001" table:style-name="ce2">
            <text:p>23.7489509</text:p>
          </table:table-cell>
          <table:table-cell office:value-type="float" office:value="90.366266300000007" table:style-name="ce2">
            <text:p>90.3662663</text:p>
          </table:table-cell>
          <table:table-cell table:style-name="ce2"/>
          <table:table-cell office:value-type="string" table:style-name="ce2">
            <text:p>01974-847455</text:p>
          </table:table-cell>
          <table:table-cell table:number-columns-repeated="2" table:style-name="ce2"/>
          <table:table-cell office:value-type="string" table:style-name="ce2">
            <text:p>rest_image\rest_id_16\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Sweetsins Coffees</text:p>
          </table:table-cell>
          <table:table-cell office:value-type="string" table:style-name="ce2">
            <text:p>2 Satmasjid Road, Dhaka 1209</text:p>
          </table:table-cell>
          <table:table-cell office:value-type="float" office:value="23.749759900000001" table:style-name="ce2">
            <text:p>23.7497599</text:p>
          </table:table-cell>
          <table:table-cell office:value-type="float" office:value="90.366388299999997" table:style-name="ce2">
            <text:p>90.3663883</text:p>
          </table:table-cell>
          <table:table-cell table:style-name="ce2"/>
          <table:table-cell office:value-type="string" table:style-name="ce2">
            <text:p>01521-207511</text:p>
          </table:table-cell>
          <table:table-cell table:number-columns-repeated="2" table:style-name="ce2"/>
          <table:table-cell office:value-type="string" table:style-name="ce2">
            <text:p>rest_image\rest_id_17\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lfresco Dhanmondi</text:p>
          </table:table-cell>
          <table:table-cell office:value-type="string" table:style-name="ce2">
            <text:p>Rangs Nasim Square, 275/D Road No. 16, Dhaka 1209</text:p>
          </table:table-cell>
          <table:table-cell office:value-type="float" office:value="23.752907199999999" table:style-name="ce2">
            <text:p>23.7529072</text:p>
          </table:table-cell>
          <table:table-cell office:value-type="float" office:value="90.367097799999996" table:style-name="ce2">
            <text:p>90.3670978</text:p>
          </table:table-cell>
          <table:table-cell table:style-name="ce2"/>
          <table:table-cell office:value-type="string" table:style-name="ce2">
            <text:p>01977-738600</text:p>
          </table:table-cell>
          <table:table-cell table:number-columns-repeated="2" table:style-name="ce2"/>
          <table:table-cell office:value-type="string" table:style-name="ce2">
            <text:p>rest_image\rest_id_18\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rimson Cup Coffee</text:p>
          </table:table-cell>
          <table:table-cell office:value-type="string" table:style-name="ce2">
            <text:p>House 275/D, Rangs Nasim Square, Ground Floor, Old 27, Dhaka</text:p>
          </table:table-cell>
          <table:table-cell office:value-type="float" office:value="23.752969199999999" table:style-name="ce2">
            <text:p>23.7529692</text:p>
          </table:table-cell>
          <table:table-cell office:value-type="float" office:value="90.367183999999995" table:style-name="ce2">
            <text:p>90.367184</text:p>
          </table:table-cell>
          <table:table-cell table:style-name="ce2"/>
          <table:table-cell office:value-type="string" table:style-name="ce2">
            <text:p>01936-000269</text:p>
          </table:table-cell>
          <table:table-cell table:number-columns-repeated="2" table:style-name="ce2"/>
          <table:table-cell office:value-type="string" table:style-name="ce2">
            <text:p>rest_image\rest_id_19\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ffee World Dhanmondi</text:p>
          </table:table-cell>
          <table:table-cell office:value-type="string" table:style-name="ce2">
            <text:p>House-44, Road-27(old), Dhaka 1209</text:p>
          </table:table-cell>
          <table:table-cell office:value-type="float" office:value="23.753310500000001" table:style-name="ce2">
            <text:p>23.7533105</text:p>
          </table:table-cell>
          <table:table-cell office:value-type="float" office:value="90.3673134" table:style-name="ce2">
            <text:p>90.3673134</text:p>
          </table:table-cell>
          <table:table-cell table:style-name="ce2"/>
          <table:table-cell office:value-type="string" table:style-name="ce2">
            <text:p>02-9127056</text:p>
          </table:table-cell>
          <table:table-cell table:number-columns-repeated="2" table:style-name="ce2"/>
          <table:table-cell office:value-type="string" table:style-name="ce2">
            <text:p>rest_image\rest_id_20\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Live Kitchen Dhamondi</text:p>
          </table:table-cell>
          <table:table-cell office:value-type="string" table:style-name="ce2">
            <text:p>Road # 16, House # 38/A, Dhanmondi, Dhaka, 16 Rd No.16, Dhaka</text:p>
          </table:table-cell>
          <table:table-cell office:value-type="float" office:value="23.7539905" table:style-name="ce2">
            <text:p>23.7539905</text:p>
          </table:table-cell>
          <table:table-cell office:value-type="float" office:value="90.368133200000003" table:style-name="ce2">
            <text:p>90.3681332</text:p>
          </table:table-cell>
          <table:table-cell table:style-name="ce2"/>
          <table:table-cell office:value-type="string" table:style-name="ce2">
            <text:p>01783-449911</text:p>
          </table:table-cell>
          <table:table-cell table:number-columns-repeated="2" table:style-name="ce2"/>
          <table:table-cell office:value-type="string" table:style-name="ce2">
            <text:p>rest_image\rest_id_21\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hooter Bari</text:p>
          </table:table-cell>
          <table:table-cell office:value-type="string" table:style-name="ce2">
            <text:p>1/5, Lalmatia, Block-D, Dhaka,Bangladesh 1207</text:p>
          </table:table-cell>
          <table:table-cell office:value-type="float" office:value="23.736897599999999" table:style-name="ce2">
            <text:p>23.7368976</text:p>
          </table:table-cell>
          <table:table-cell office:value-type="float" office:value="90.361476499999995" table:style-name="ce2">
            <text:p>90.3614765</text:p>
          </table:table-cell>
          <table:table-cell table:style-name="ce2"/>
          <table:table-cell office:value-type="string" table:style-name="ce2">
            <text:p>01779-722400</text:p>
          </table:table-cell>
          <table:table-cell table:number-columns-repeated="2" table:style-name="ce2"/>
          <table:table-cell office:value-type="string" table:style-name="ce2">
            <text:p>rest_image\rest_id_22\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Pinewood Café</text:p>
          </table:table-cell>
          <table:table-cell office:value-type="string" table:style-name="ce2">
            <text:p>House No 19, Road No 12, Dhanmondi, Dhaka 1209</text:p>
          </table:table-cell>
          <table:table-cell office:value-type="float" office:value="23.752277899999999" table:style-name="ce2">
            <text:p>23.7522779</text:p>
          </table:table-cell>
          <table:table-cell office:value-type="float" office:value="90.373321399999995" table:style-name="ce2">
            <text:p>90.3733214</text:p>
          </table:table-cell>
          <table:table-cell table:style-name="ce2"/>
          <table:table-cell office:value-type="string" table:style-name="ce2">
            <text:p>01914-426939</text:p>
          </table:table-cell>
          <table:table-cell table:number-columns-repeated="2" table:style-name="ce2"/>
          <table:table-cell office:value-type="string" table:style-name="ce2">
            <text:p>rest_image\rest_id_23\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oomers Café</text:p>
          </table:table-cell>
          <table:table-cell office:value-type="string" table:style-name="ce1">
            <text:p>61, 3rd Floor, Anam Rangs Plaza, Satmasjid Road, Road No 6/A, Dhaka 1209</text:p>
          </table:table-cell>
          <table:table-cell office:value-type="float" office:value="23.768023700000001" table:style-name="ce2">
            <text:p>23.7680237</text:p>
          </table:table-cell>
          <table:table-cell office:value-type="float" office:value="90.371872300000007" table:style-name="ce2">
            <text:p>90.3718723</text:p>
          </table:table-cell>
          <table:table-cell table:style-name="ce2"/>
          <table:table-cell office:value-type="string" table:style-name="ce2">
            <text:p>02-8191622</text:p>
          </table:table-cell>
          <table:table-cell table:number-columns-repeated="2" table:style-name="ce2"/>
          <table:table-cell office:value-type="string" table:style-name="ce2">
            <text:p>rest_image\rest_id_24\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EuroHut</text:p>
          </table:table-cell>
          <table:table-cell office:value-type="string" table:style-name="ce2">
            <text:p>Satmasjid Road, Dhaka</text:p>
          </table:table-cell>
          <table:table-cell office:value-type="float" office:value="23.742165799999999" table:style-name="ce2">
            <text:p>23.7421658</text:p>
          </table:table-cell>
          <table:table-cell office:value-type="float" office:value="90.374346500000001" table:style-name="ce2">
            <text:p>90.3743465</text:p>
          </table:table-cell>
          <table:table-cell table:style-name="ce2"/>
          <table:table-cell office:value-type="string" table:style-name="ce2">
            <text:p>01720-239016</text:p>
          </table:table-cell>
          <table:table-cell table:number-columns-repeated="2" table:style-name="ce2"/>
          <table:table-cell office:value-type="string" table:style-name="ce2">
            <text:p>rest_image\rest_id_25\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Shwarma King</text:p>
          </table:table-cell>
          <table:table-cell office:value-type="string" table:style-name="ce2">
            <text:p>46, 3rd Floor, ZR Plaza, Satmasjid Road, New 9A, West Dhanmondi &amp; Shangkar, Dhaka 1209</text:p>
          </table:table-cell>
          <table:table-cell office:value-type="float" office:value="23.753938300000002" table:style-name="ce2">
            <text:p>23.7539383</text:p>
          </table:table-cell>
          <table:table-cell office:value-type="float" office:value="90.386300500000004" table:style-name="ce2">
            <text:p>90.3863005</text:p>
          </table:table-cell>
          <table:table-cell table:style-name="ce2"/>
          <table:table-cell office:value-type="string" table:style-name="ce2">
            <text:p>01616-441619</text:p>
          </table:table-cell>
          <table:table-cell table:number-columns-repeated="2" table:style-name="ce2"/>
          <table:table-cell office:value-type="string" table:style-name="ce2">
            <text:p>rest_image\rest_id_26\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 Minor Music Café</text:p>
          </table:table-cell>
          <table:table-cell office:value-type="string" table:style-name="ce2">
            <text:p>55 Satmasjid Road, Dhaka</text:p>
          </table:table-cell>
          <table:table-cell office:value-type="float" office:value="23.739225699999999" table:style-name="ce2">
            <text:p>23.7392257</text:p>
          </table:table-cell>
          <table:table-cell office:value-type="float" office:value="90.373134500000006" table:style-name="ce2">
            <text:p>90.3731345</text:p>
          </table:table-cell>
          <table:table-cell table:style-name="ce2"/>
          <table:table-cell office:value-type="string" table:style-name="ce2">
            <text:p>01760-445559</text:p>
          </table:table-cell>
          <table:table-cell table:number-columns-repeated="2" table:style-name="ce2"/>
          <table:table-cell office:value-type="string" table:style-name="ce2">
            <text:p>rest_image\rest_id_27\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Café Darbar</text:p>
          </table:table-cell>
          <table:table-cell office:value-type="string" table:style-name="ce2">
            <text:p>House # 75, Ground Floor, Rd No 5/A, Dhaka 1209</text:p>
          </table:table-cell>
          <table:table-cell office:value-type="float" office:value="23.741930799999999" table:style-name="ce2">
            <text:p>23.7419308</text:p>
          </table:table-cell>
          <table:table-cell office:value-type="float" office:value="90.371706200000006" table:style-name="ce2">
            <text:p>90.3717062</text:p>
          </table:table-cell>
          <table:table-cell table:style-name="ce2"/>
          <table:table-cell office:value-type="string" table:style-name="ce2">
            <text:p>01678-911911</text:p>
          </table:table-cell>
          <table:table-cell table:number-columns-repeated="2" table:style-name="ce2"/>
          <table:table-cell office:value-type="string" table:style-name="ce2">
            <text:p>rest_image\rest_id_28\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Soi3</text:p>
          </table:table-cell>
          <table:table-cell office:value-type="string" table:style-name="ce2">
            <text:p>30 Rd No 3, Dhaka 1205</text:p>
          </table:table-cell>
          <table:table-cell office:value-type="float" office:value="23.7398241" table:style-name="ce2">
            <text:p>23.7398241</text:p>
          </table:table-cell>
          <table:table-cell office:value-type="float" office:value="90.378871899999993" table:style-name="ce2">
            <text:p>90.3788719</text:p>
          </table:table-cell>
          <table:table-cell table:style-name="ce2"/>
          <table:table-cell office:value-type="string" table:style-name="ce2">
            <text:p>01976-437643</text:p>
          </table:table-cell>
          <table:table-cell table:number-columns-repeated="2" table:style-name="ce2"/>
          <table:table-cell office:value-type="string" table:style-name="ce2">
            <text:p>rest_image\rest_id_29\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illox</text:p>
          </table:table-cell>
          <table:table-cell office:value-type="string" table:style-name="ce2">
            <text:p>60 Satmasjid Road, Dhaka</text:p>
          </table:table-cell>
          <table:table-cell office:value-type="float" office:value="23.759537099999999" table:style-name="ce2">
            <text:p>23.7595371</text:p>
          </table:table-cell>
          <table:table-cell office:value-type="float" office:value="90.373659200000006" table:style-name="ce2">
            <text:p>90.3736592</text:p>
          </table:table-cell>
          <table:table-cell table:style-name="ce2"/>
          <table:table-cell office:value-type="string" table:style-name="ce5">
            <text:p>01973-109911</text:p>
          </table:table-cell>
          <table:table-cell table:number-columns-repeated="2" table:style-name="ce2"/>
          <table:table-cell office:value-type="string" table:style-name="ce2">
            <text:p>rest_image\rest_id_30\</text:p>
          </table:table-cell>
          <table:table-cell table:number-columns-repeated="16374"/>
        </table:table-row>
        <table:table-row table:style-name="ro1">
          <table:table-cell table:number-columns-repeated="256" table:style-name="ce2"/>
          <table:table-cell table:number-columns-repeated="16128"/>
        </table:table-row>
        <table:table-row table:number-rows-repeated="1048544" table:style-name="ro2">
          <table:table-cell table:number-columns-repeated="16384"/>
        </table:table-row>
      </table:table>
      <table:table table:name="rest_menu" table:style-name="ta1">
        <table:table-column table:style-name="co1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TENTS</text:p>
          </table:table-cell>
          <table:table-cell office:value-type="string" table:style-name="ce2">
            <text:p>PRICE<text:s/>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drabadi Biriyani</text:p>
          </table:table-cell>
          <table:table-cell office:value-type="string" table:style-name="ce1">
            <text:p>Polao, Red Meat, Potato, Spic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t_image\rest_id_1\1_1.jpg</text:p>
          </table:table-cell>
          <table:table-cell office:value-type="date" office:date-value="2017-12-11T22:22:03" table:style-name="ce3">
            <text:p>12-11-17 10:22 PM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t Menu A</text:p>
          </table:table-cell>
          <table:table-cell office:value-type="string" table:style-name="ce2">
            <text:p>Plain/Butter naan, Vegetable pizza/korma, tandoori chicken, golap jamun</text:p>
          </table:table-cell>
          <table:table-cell office:value-type="float" office:value="240" table:style-name="ce2">
            <text:p>24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t Menu B</text:p>
          </table:table-cell>
          <table:table-cell office:value-type="string" table:style-name="ce2">
            <text:p>Hydrabadi biriyani, beef achari, chicken korma, golab jamun</text:p>
          </table:table-cell>
          <table:table-cell office:value-type="float" office:value="280" table:style-name="ce2">
            <text:p>28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et Menu C</text:p>
          </table:table-cell>
          <table:table-cell office:value-type="string" table:style-name="ce2">
            <text:p>Hydrabadi biriyani, prawn achari, chicken korma, golab jamun</text:p>
          </table:table-cell>
          <table:table-cell office:value-type="float" office:value="290" table:style-name="ce2">
            <text:p>29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et Menu D</text:p>
          </table:table-cell>
          <table:table-cell office:value-type="string" table:style-name="ce2">
            <text:p>Steam rice (baasmati), chicken korma, fried pomfret, vegetables, golab jamun</text:p>
          </table:table-cell>
          <table:table-cell office:value-type="float" office:value="425" table:style-name="ce2">
            <text:p>42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BQ Chicken</text:p>
          </table:table-cell>
          <table:table-cell office:value-type="string" table:style-name="ce2">
            <text:p>With sauted vegetables</text:p>
          </table:table-cell>
          <table:table-cell office:value-type="float" office:value="230" table:style-name="ce2">
            <text:p>23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Mushroom Chicken</text:p>
          </table:table-cell>
          <table:table-cell office:value-type="string" table:style-name="ce2">
            <text:p>With cream mushroom</text:p>
          </table:table-cell>
          <table:table-cell office:value-type="float" office:value="245" table:style-name="ce2">
            <text:p>24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aked Pasta</text:p>
          </table:table-cell>
          <table:table-cell office:value-type="string" table:style-name="ce2">
            <text:p>Beef/Chicken</text:p>
          </table:table-cell>
          <table:table-cell office:value-type="float" office:value="200" table:style-name="ce2">
            <text:p>2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lognese Sandwich</text:p>
          </table:table-cell>
          <table:table-cell office:value-type="string" table:style-name="ce2">
            <text:p>beef kima+mozarella cheese</text:p>
          </table:table-cell>
          <table:table-cell office:value-type="float" office:value="205" table:style-name="ce2">
            <text:p>20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Smoked Chicken Sandwich</text:p>
          </table:table-cell>
          <table:table-cell office:value-type="string" table:style-name="ce2">
            <text:p>smoked chicken+grilled toast</text:p>
          </table:table-cell>
          <table:table-cell office:value-type="float" office:value="195" table:style-name="ce2">
            <text:p>19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Club Sandwich</text:p>
          </table:table-cell>
          <table:table-cell office:value-type="string" table:style-name="ce2">
            <text:p>chicken, cucumber, tomato, lettuce, cheese, paparoni</text:p>
          </table:table-cell>
          <table:table-cell office:value-type="float" office:value="200" table:style-name="ce2">
            <text:p>2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3 Napkin Beef Burger</text:p>
          </table:table-cell>
          <table:table-cell office:value-type="string" table:style-name="ce2">
            <text:p>beef+cheese+onion</text:p>
          </table:table-cell>
          <table:table-cell office:value-type="float" office:value="205" table:style-name="ce2">
            <text:p>20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hicken Cheese Burger</text:p>
          </table:table-cell>
          <table:table-cell office:value-type="string" table:style-name="ce2">
            <text:p>Grilled chicken+onion+tomato+cheese</text:p>
          </table:table-cell>
          <table:table-cell office:value-type="float" office:value="190" table:style-name="ce2">
            <text:p>19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Double Layer Chicken Burger</text:p>
          </table:table-cell>
          <table:table-cell office:value-type="string" table:style-name="ce2">
            <text:p>Grilled chicken double patty Sabroso special</text:p>
          </table:table-cell>
          <table:table-cell office:value-type="float" office:value="230" table:style-name="ce2">
            <text:p>23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aga Burger</text:p>
          </table:table-cell>
          <table:table-cell office:value-type="string" table:style-name="ce2">
            <text:p>Beef+onion+tomato</text:p>
          </table:table-cell>
          <table:table-cell office:value-type="float" office:value="180" table:style-name="ce2">
            <text:p>18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Cappucino</text:p>
          </table:table-cell>
          <table:table-cell table:style-name="ce2"/>
          <table:table-cell office:value-type="string" table:style-name="ce2">
            <text:p>209/265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Esspresso</text:p>
          </table:table-cell>
          <table:table-cell table:style-name="ce2"/>
          <table:table-cell office:value-type="float" office:value="183" table:style-name="ce2">
            <text:p>183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Americano</text:p>
          </table:table-cell>
          <table:table-cell table:style-name="ce2"/>
          <table:table-cell office:value-type="string" table:style-name="ce2">
            <text:p>183/230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Café Mocha</text:p>
          </table:table-cell>
          <table:table-cell table:style-name="ce2"/>
          <table:table-cell office:value-type="string" table:style-name="ce2">
            <text:p>265/348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ot chocolate</text:p>
          </table:table-cell>
          <table:table-cell table:style-name="ce2"/>
          <table:table-cell office:value-type="string" table:style-name="ce2">
            <text:p>222/265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Very Vanilla Chiller</text:p>
          </table:table-cell>
          <table:table-cell table:style-name="ce2"/>
          <table:table-cell office:value-type="string" table:style-name="ce2">
            <text:p>361/40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ocoa Loco</text:p>
          </table:table-cell>
          <table:table-cell table:style-name="ce2"/>
          <table:table-cell office:value-type="string" table:style-name="ce2">
            <text:p>361/40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Italian Dolce ChillerTiramisu Chiller</text:p>
          </table:table-cell>
          <table:table-cell table:style-name="ce2"/>
          <table:table-cell office:value-type="string" table:style-name="ce2">
            <text:p>396/46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ocolate Delight</text:p>
          </table:table-cell>
          <table:table-cell table:style-name="ce2"/>
          <table:table-cell office:value-type="string" table:style-name="ce2">
            <text:p>348/40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Roast beef Sandwich</text:p>
          </table:table-cell>
          <table:table-cell table:style-name="ce2"/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Chick'n Shroom</text:p>
          </table:table-cell>
          <table:table-cell table:style-name="ce2"/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Spicy Garlic Meet Reuben</text:p>
          </table:table-cell>
          <table:table-cell table:style-name="ce2"/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rispy Fish &amp; chips</text:p>
          </table:table-cell>
          <table:table-cell table:style-name="ce2"/>
          <table:table-cell office:value-type="float" office:value="310" table:style-name="ce2">
            <text:p>31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Grilled Snapper</text:p>
          </table:table-cell>
          <table:table-cell table:style-name="ce2"/>
          <table:table-cell office:value-type="float" office:value="390" table:style-name="ce2">
            <text:p>39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moked Fish Fillet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he Cuban</text:p>
          </table:table-cell>
          <table:table-cell table:style-name="ce2"/>
          <table:table-cell office:value-type="float" office:value="320" table:style-name="ce2">
            <text:p>32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Madame Lucy</text:p>
          </table:table-cell>
          <table:table-cell table:style-name="ce2"/>
          <table:table-cell office:value-type="float" office:value="360" table:style-name="ce2">
            <text:p>36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he Lolita</text:p>
          </table:table-cell>
          <table:table-cell table:style-name="ce2"/>
          <table:table-cell office:value-type="float" office:value="290" table:style-name="ce2">
            <text:p>29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Nutty Elvis</text:p>
          </table:table-cell>
          <table:table-cell table:style-name="ce2"/>
          <table:table-cell office:value-type="float" office:value="280" table:style-name="ce2">
            <text:p>28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eezuz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T-Bone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99" table:style-name="ce2">
            <text:p>69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Sirloin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79" table:style-name="ce2">
            <text:p>67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Rib Eye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60" table:style-name="ce2">
            <text:p>660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Chicken Supremo</text:p>
          </table:table-cell>
          <table:table-cell office:value-type="string" table:style-name="ce2">
            <text:p>Served with White Sauce and Cream</text:p>
          </table:table-cell>
          <table:table-cell office:value-type="float" office:value="389" table:style-name="ce2">
            <text:p>38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Chicken Piccata</text:p>
          </table:table-cell>
          <table:table-cell office:value-type="string" table:style-name="ce2">
            <text:p>Served with Spagetti</text:p>
          </table:table-cell>
          <table:table-cell office:value-type="float" office:value="359" table:style-name="ce2">
            <text:p>359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Twister</text:p>
          </table:table-cell>
          <table:table-cell table:style-name="ce2"/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Beef Chicken Delight</text:p>
          </table:table-cell>
          <table:table-cell table:style-name="ce2"/>
          <table:table-cell office:value-type="float" office:value="265" table:style-name="ce2">
            <text:p>265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cken Cheese Delight</text:p>
          </table:table-cell>
          <table:table-cell table:style-name="ce2"/>
          <table:table-cell office:value-type="float" office:value="265" table:style-name="ce2">
            <text:p>265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Beef &amp; Bacon</text:p>
          </table:table-cell>
          <table:table-cell table:style-name="ce2"/>
          <table:table-cell office:value-type="float" office:value="385" table:style-name="ce2">
            <text:p>385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Chicken Supreme</text:p>
          </table:table-cell>
          <table:table-cell table:style-name="ce2"/>
          <table:table-cell office:value-type="float" office:value="385" table:style-name="ce2">
            <text:p>385</text:p>
          </table:table-cell>
          <table:table-cell table:number-columns-repeated="16379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Mushroom Caramel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Rainbow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Double Chocolate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Amazed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Angelic<text:s/></text:p>
          </table:table-cell>
          <table:table-cell table:style-name="ce2"/>
          <table:table-cell office:value-type="float" office:value="150" table:style-name="ce2">
            <text:p>15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iramisu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Glazed</text:p>
          </table:table-cell>
          <table:table-cell table:style-name="ce2"/>
          <table:table-cell office:value-type="float" office:value="130" table:style-name="ce2">
            <text:p>13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Cookies and Cream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Blueberry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Chocolate Custard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Winter Glazed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Caffe Latte</text:p>
          </table:table-cell>
          <table:table-cell table:style-name="ce2"/>
          <table:table-cell office:value-type="string" table:style-name="ce2">
            <text:p>195/275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Americano</text:p>
          </table:table-cell>
          <table:table-cell table:style-name="ce2"/>
          <table:table-cell office:value-type="string" table:style-name="ce2">
            <text:p>150/220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Espresso</text:p>
          </table:table-cell>
          <table:table-cell table:style-name="ce2"/>
          <table:table-cell office:value-type="string" table:style-name="ce2">
            <text:p>140/195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Flavoured Latte</text:p>
          </table:table-cell>
          <table:table-cell office:value-type="string" table:style-name="ce2">
            <text:p>Irish/Hazelnut/Vanilla/Caramel</text:p>
          </table:table-cell>
          <table:table-cell office:value-type="string" table:style-name="ce2">
            <text:p>220/295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Caffe Mocha<text:s/></text:p>
          </table:table-cell>
          <table:table-cell table:style-name="ce2"/>
          <table:table-cell office:value-type="string" table:style-name="ce2">
            <text:p>220/295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White Chocolate Mocha</text:p>
          </table:table-cell>
          <table:table-cell table:style-name="ce2"/>
          <table:table-cell office:value-type="string" table:style-name="ce2">
            <text:p>250/330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lack/Green/Jasmine/Tulsi</text:p>
          </table:table-cell>
          <table:table-cell office:value-type="float" office:value="95" table:style-name="ce2">
            <text:p>95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Ginger Ale</text:p>
          </table:table-cell>
          <table:table-cell table:style-name="ce2"/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Kacchi (Plain)</text:p>
          </table:table-cell>
          <table:table-cell table:style-name="ce2"/>
          <table:table-cell office:value-type="string" table:style-name="ce2">
            <text:p>145/29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Kacchi (Kabab)</text:p>
          </table:table-cell>
          <table:table-cell table:style-name="ce2"/>
          <table:table-cell office:value-type="string" table:style-name="ce2">
            <text:p>160/305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Baasmati Kacchi</text:p>
          </table:table-cell>
          <table:table-cell table:style-name="ce2"/>
          <table:table-cell office:value-type="string" table:style-name="ce2">
            <text:p>155/31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Chicken Biriyani (Plain)</text:p>
          </table:table-cell>
          <table:table-cell table:style-name="ce2"/>
          <table:table-cell office:value-type="string" table:style-name="ce2">
            <text:p>130/26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Chicken Biriyani (Kabab)</text:p>
          </table:table-cell>
          <table:table-cell table:style-name="ce2"/>
          <table:table-cell office:value-type="string" table:style-name="ce2">
            <text:p>154/275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Plain Polao</text:p>
          </table:table-cell>
          <table:table-cell table:style-name="ce2"/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utton Bhuna (Plain)</text:p>
          </table:table-cell>
          <table:table-cell table:style-name="ce2"/>
          <table:table-cell office:value-type="string" table:style-name="ce2">
            <text:p>145/29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Mutton Bhuna (Kabab)</text:p>
          </table:table-cell>
          <table:table-cell table:style-name="ce2"/>
          <table:table-cell office:value-type="string" table:style-name="ce2">
            <text:p>160/305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Chicken Bhuna (Plain)</text:p>
          </table:table-cell>
          <table:table-cell table:style-name="ce2"/>
          <table:table-cell office:value-type="string" table:style-name="ce2">
            <text:p>135/270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Chicken Bhuna (Kabab)</text:p>
          </table:table-cell>
          <table:table-cell table:style-name="ce2"/>
          <table:table-cell office:value-type="string" table:style-name="ce2">
            <text:p>150/285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Banana Berry</text:p>
          </table:table-cell>
          <table:table-cell office:value-type="string" table:style-name="ce2">
            <text:p>Strawberry ice cream and banana slices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Very Very Berry</text:p>
          </table:table-cell>
          <table:table-cell office:value-type="string" table:style-name="ce2">
            <text:p>Strawberry ice cream, Raspberry ice cream and blueberry pie filling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Creamy Capuccino</text:p>
          </table:table-cell>
          <table:table-cell office:value-type="string" table:style-name="ce2">
            <text:p>Coffe ice cream, sweet cream,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Mars/Snickers Supreme Shake</text:p>
          </table:table-cell>
          <table:table-cell office:value-type="string" table:style-name="ce2">
            <text:p>Mars/Snickers bars, french vanilla ice cream and chocolate fudge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Mango Berry</text:p>
          </table:table-cell>
          <table:table-cell office:value-type="string" table:style-name="ce2">
            <text:p>Strawberry ice cream and mango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Raspberry Heaven</text:p>
          </table:table-cell>
          <table:table-cell office:value-type="string" table:style-name="ce2">
            <text:p>Raspberry ice cream and mango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Oreo Peanut Butter</text:p>
          </table:table-cell>
          <table:table-cell office:value-type="string" table:style-name="ce2">
            <text:p>Peanut butter ice cream, oreo cookies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After Eight</text:p>
          </table:table-cell>
          <table:table-cell office:value-type="string" table:style-name="ce2">
            <text:p>Mint ice crea, chocolate ice cream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White Malt</text:p>
          </table:table-cell>
          <table:table-cell office:value-type="string" table:style-name="ce2">
            <text:p>Sweet cream ,ice cream, maltesers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Fruit Explosion</text:p>
          </table:table-cell>
          <table:table-cell office:value-type="string" table:style-name="ce2">
            <text:p>Strawberry ice cream, raspberry ice cream, mango ice cream and banana slices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Beet Root Salad</text:p>
          </table:table-cell>
          <table:table-cell office:value-type="string" table:style-name="ce2">
            <text:p>Served with Soy Mustard</text:p>
          </table:table-cell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Manhattan Shrimp</text:p>
          </table:table-cell>
          <table:table-cell office:value-type="string" table:style-name="ce2">
            <text:p>Chilled Shrimp serverd with Manhatten style cocktail sauce</text:p>
          </table:table-cell>
          <table:table-cell office:value-type="float" office:value="310" table:style-name="ce2">
            <text:p>310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Signature wings</text:p>
          </table:table-cell>
          <table:table-cell office:value-type="string" table:style-name="ce2">
            <text:p>Deep fried wings basted with signature sauce</text:p>
          </table:table-cell>
          <table:table-cell office:value-type="float" office:value="999" table:style-name="ce2">
            <text:p>999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Signature Steak<text:s/></text:p>
          </table:table-cell>
          <table:table-cell office:value-type="string" table:style-name="ce2">
            <text:p>250gm of premium aged rump steak</text:p>
          </table:table-cell>
          <table:table-cell office:value-type="float" office:value="1199" table:style-name="ce2">
            <text:p>1199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Cajun Grilled Chicken</text:p>
          </table:table-cell>
          <table:table-cell office:value-type="string" table:style-name="ce2">
            <text:p>Chicken breast marinated in Cajun spice</text:p>
          </table:table-cell>
          <table:table-cell office:value-type="float" office:value="500" table:style-name="ce2">
            <text:p>500</text:p>
          </table:table-cell>
          <table:table-cell table:number-columns-repeated="16379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Stuffed French Toast</text:p>
          </table:table-cell>
          <table:table-cell office:value-type="string" table:style-name="ce2">
            <text:p>Texas cut bread stuffed with homemade cream cheese and apple cinnamon syrup</text:p>
          </table:table-cell>
          <table:table-cell office:value-type="float" office:value="415" table:style-name="ce2">
            <text:p>415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Mainstream Delight</text:p>
          </table:table-cell>
          <table:table-cell office:value-type="string" table:style-name="ce2">
            <text:p>100 gm Chicken patty, beef salami, beef bacon, jalapeno, mushroom, egg, pickle, honey mustard sauce, mayonnaise</text:p>
          </table:table-cell>
          <table:table-cell office:value-type="float" office:value="330" table:style-name="ce2">
            <text:p>33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Kingkong Burger</text:p>
          </table:table-cell>
          <table:table-cell office:value-type="string" table:style-name="ce2">
            <text:p>100 gm Chicken patty 2x, cheese, beef salamu, beef bacon, jalapeno, mushroom, pickle, honey mustard sauce, mayonnaise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Fatty Burger</text:p>
          </table:table-cell>
          <table:table-cell office:value-type="string" table:style-name="ce2">
            <text:p>100gm Beef patty 2x, cheese 3x, beef bacon 2x, bbq sauce, honey mustard sauce</text:p>
          </table:table-cell>
          <table:table-cell office:value-type="float" office:value="430" table:style-name="ce2">
            <text:p>43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Nutella Brownie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5" table:style-name="ce2">
            <text:p>95</text:p>
          </table:table-cell>
          <table:table-cell office:value-type="string" table:style-name="ce2">
            <text:p>Kitkat brownie</text:p>
          </table:table-cell>
          <table:table-cell table:style-name="ce2"/>
          <table:table-cell office:value-type="float" office:value="135" table:style-name="ce2">
            <text:p>135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Red Velvet Waffle</text:p>
          </table:table-cell>
          <table:table-cell table:style-name="ce2"/>
          <table:table-cell office:value-type="string" table:style-name="ce2">
            <text:p>240/39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Brownie Waffle<text:s/></text:p>
          </table:table-cell>
          <table:table-cell table:style-name="ce2"/>
          <table:table-cell office:value-type="string" table:style-name="ce2">
            <text:p>225/37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utella Chocolate Chip Waffle</text:p>
          </table:table-cell>
          <table:table-cell table:style-name="ce2"/>
          <table:table-cell office:value-type="string" table:style-name="ce2">
            <text:p>200/31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Caramel Cappuccino</text:p>
          </table:table-cell>
          <table:table-cell table:style-name="ce2"/>
          <table:table-cell office:value-type="float" office:value="250" table:style-name="ce2">
            <text:p>250</text:p>
          </table:table-cell>
          <table:table-cell table:number-columns-repeated="16379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Tiramisu Cappuccino</text:p>
          </table:table-cell>
          <table:table-cell table:style-name="ce2"/>
          <table:table-cell office:value-type="float" office:value="280" table:style-name="ce2">
            <text:p>280</text:p>
          </table:table-cell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Set A</text:p>
          </table:table-cell>
          <table:table-cell office:value-type="string" table:style-name="ce2">
            <text:p>Chow mein, Thai Fried chicken 2x, Shredded beef, seasonal salad</text:p>
          </table:table-cell>
          <table:table-cell office:value-type="float" office:value="299" table:style-name="ce2">
            <text:p>299</text:p>
          </table:table-cell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Set B</text:p>
          </table:table-cell>
          <table:table-cell office:value-type="string" table:style-name="ce2">
            <text:p>Chicken Fried rice, sweet &amp; sour Chicken, Masala Prawn Seasonal Salad</text:p>
          </table:table-cell>
          <table:table-cell office:value-type="float" office:value="279" table:style-name="ce2">
            <text:p>279</text:p>
          </table:table-cell>
          <table:table-cell table:number-columns-repeated="16379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Set C</text:p>
          </table:table-cell>
          <table:table-cell office:value-type="string" table:style-name="ce2">
            <text:p>Beef Yellow Rice, Alfresco Fried Chicken 2x, Chicken chill onion, Seasonal Salad</text:p>
          </table:table-cell>
          <table:table-cell office:value-type="float" office:value="319" table:style-name="ce2">
            <text:p>319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Iced Tea</text:p>
          </table:table-cell>
          <table:table-cell office:value-type="string" table:style-name="ce2">
            <text:p>Lemon/Earl Grey</text:p>
          </table:table-cell>
          <table:table-cell office:value-type="string" table:style-name="ce2">
            <text:p>140/160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Strawberry Smoothie</text:p>
          </table:table-cell>
          <table:table-cell table:style-name="ce2"/>
          <table:table-cell office:value-type="string" table:style-name="ce2">
            <text:p>275/295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Mango Smoothie</text:p>
          </table:table-cell>
          <table:table-cell table:style-name="ce2"/>
          <table:table-cell office:value-type="float" office:value="275" table:style-name="ce2">
            <text:p>275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Platter 1</text:p>
          </table:table-cell>
          <table:table-cell office:value-type="string" table:style-name="ce2">
            <text:p>Spanished baked Egg/Cheesy Egg fritata, Butter toasted bread, sausages, grilled mushrooms, baked beans, fruit salad/Sweet corn salsa</text:p>
          </table:table-cell>
          <table:table-cell office:value-type="float" office:value="375" table:style-name="ce2">
            <text:p>375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Platter 2</text:p>
          </table:table-cell>
          <table:table-cell office:value-type="string" table:style-name="ce2">
            <text:p>Spanished baked Egg/Cheesy Egg fritata, Paratha Wraps, Baked Beans, fruit salad/Sweet corn salsa</text:p>
          </table:table-cell>
          <table:table-cell office:value-type="float" office:value="375" table:style-name="ce2">
            <text:p>375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Platter 3</text:p>
          </table:table-cell>
          <table:table-cell office:value-type="string" table:style-name="ce2">
            <text:p>Cereals, Mixed dry fruits, flaked almonds, Honey, milk</text:p>
          </table:table-cell>
          <table:table-cell office:value-type="float" office:value="195" table:style-name="ce2">
            <text:p>195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Smoked Chicken N Pepper</text:p>
          </table:table-cell>
          <table:table-cell table:style-name="ce2"/>
          <table:table-cell office:value-type="float" office:value="450" table:style-name="ce2">
            <text:p>450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Grilled Chicken</text:p>
          </table:table-cell>
          <table:table-cell table:style-name="ce2"/>
          <table:table-cell office:value-type="float" office:value="480" table:style-name="ce2">
            <text:p>480</text:p>
          </table:table-cell>
          <table:table-cell table:number-columns-repeated="16379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Chicken Delight</text:p>
          </table:table-cell>
          <table:table-cell table:style-name="ce2"/>
          <table:table-cell office:value-type="float" office:value="470" table:style-name="ce2">
            <text:p>47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Pizza Bhoot Special</text:p>
          </table:table-cell>
          <table:table-cell office:value-type="string" table:style-name="ce2">
            <text:p>Three types of cheese, chicken, beef, sausages, chicken salami, mushroom, jalapeno</text:p>
          </table:table-cell>
          <table:table-cell office:value-type="string" table:style-name="ce2">
            <text:p>550/93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Pizza Cheezy Bites</text:p>
          </table:table-cell>
          <table:table-cell office:value-type="string" table:style-name="ce2">
            <text:p>Three types of cheese, corned beef, sausages, mushroom, basil leaves</text:p>
          </table:table-cell>
          <table:table-cell office:value-type="string" table:style-name="ce2">
            <text:p>410/77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Pizza Four Season</text:p>
          </table:table-cell>
          <table:table-cell office:value-type="string" table:style-name="ce2">
            <text:p>Three types of cheese, chicken, beef, mushroom, capsicum, olives</text:p>
          </table:table-cell>
          <table:table-cell office:value-type="string" table:style-name="ce2">
            <text:p>420/78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Pizza BBQ Chicken</text:p>
          </table:table-cell>
          <table:table-cell office:value-type="string" table:style-name="ce2">
            <text:p>Three types of Cheese, BBQ chicken, onion, tomato, BBQ sauce, capsicum</text:p>
          </table:table-cell>
          <table:table-cell office:value-type="string" table:style-name="ce2">
            <text:p>390/77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Pizza Barcelona</text:p>
          </table:table-cell>
          <table:table-cell office:value-type="string" table:style-name="ce2">
            <text:p>Three types of cheese, chicken, capsicum, sausages, baby corn, mushroom</text:p>
          </table:table-cell>
          <table:table-cell office:value-type="string" table:style-name="ce2">
            <text:p>380/76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Pizza Italiano</text:p>
          </table:table-cell>
          <table:table-cell office:value-type="string" table:style-name="ce2">
            <text:p>Two types of cheese, Roast beef, capsicum, shrimp, chicken salami, tuna</text:p>
          </table:table-cell>
          <table:table-cell office:value-type="string" table:style-name="ce2">
            <text:p>420/72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Pizza Loveria</text:p>
          </table:table-cell>
          <table:table-cell office:value-type="string" table:style-name="ce2">
            <text:p>Tow types of cheese, chicken, sausages, green pepper, onion</text:p>
          </table:table-cell>
          <table:table-cell office:value-type="string" table:style-name="ce2">
            <text:p>350/67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Pizza Salami</text:p>
          </table:table-cell>
          <table:table-cell office:value-type="string" table:style-name="ce2">
            <text:p>Two types of cheese, chicken, chicken salami, beef salami, mushroom, capsicum</text:p>
          </table:table-cell>
          <table:table-cell office:value-type="string" table:style-name="ce2">
            <text:p>410/72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Pizza Dhakaiya Exclusive</text:p>
          </table:table-cell>
          <table:table-cell office:value-type="string" table:style-name="ce2">
            <text:p>Two types of cheese, chicken, tomato, mushroom, garlic, chilli</text:p>
          </table:table-cell>
          <table:table-cell office:value-type="string" table:style-name="ce2">
            <text:p>410/680</text:p>
          </table:table-cell>
          <table:table-cell table:number-columns-repeated="251" table:style-name="ce2"/>
          <table:table-cell table:number-columns-repeated="1612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Set 1</text:p>
          </table:table-cell>
          <table:table-cell office:value-type="string" table:style-name="ce2">
            <text:p>Fried Rice with Chicken Basil Leaf + mixed veg + Fried chicken</text:p>
          </table:table-cell>
          <table:table-cell table:number-columns-repeated="2" table:style-name="ce2"/>
          <table:table-cell office:value-type="float" office:value="380" table:style-name="ce2">
            <text:p>38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Set 2</text:p>
          </table:table-cell>
          <table:table-cell office:value-type="string" table:style-name="ce2">
            <text:p>Fried Rice with Beef/Chicken chilli+mixed veg+Fried prawn</text:p>
          </table:table-cell>
          <table:table-cell table:number-columns-repeated="2" table:style-name="ce2"/>
          <table:table-cell office:value-type="float" office:value="410" table:style-name="ce2">
            <text:p>41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Set 3<text:s/></text:p>
          </table:table-cell>
          <table:table-cell office:value-type="string" table:style-name="ce2">
            <text:p>Fried Rice with Oyster Sauce beef + Sweet and sour chicken</text:p>
          </table:table-cell>
          <table:table-cell table:number-columns-repeated="2" table:style-name="ce2"/>
          <table:table-cell office:value-type="float" office:value="350" table:style-name="ce2">
            <text:p>35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Set 4</text:p>
          </table:table-cell>
          <table:table-cell office:value-type="string" table:style-name="ce2">
            <text:p>Fried Rice with Masala Chicken+Mixed veg+ Fried Chicken</text:p>
          </table:table-cell>
          <table:table-cell table:number-columns-repeated="2" table:style-name="ce2"/>
          <table:table-cell office:value-type="float" office:value="380" table:style-name="ce2">
            <text:p>38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Set 5</text:p>
          </table:table-cell>
          <table:table-cell office:value-type="string" table:style-name="ce2">
            <text:p>Sea food Fried rice with Squid+Basil leaf+Fried Prawn+Mixed veg</text:p>
          </table:table-cell>
          <table:table-cell table:number-columns-repeated="2" table:style-name="ce2"/>
          <table:table-cell office:value-type="float" office:value="450" table:style-name="ce2">
            <text:p>45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Set 6</text:p>
          </table:table-cell>
          <table:table-cell office:value-type="string" table:style-name="ce2">
            <text:p>Sea food Fried rice with Crab red curry/ Black Pepper Fish+Coral Fry+Mixed Veg</text:p>
          </table:table-cell>
          <table:table-cell table:number-columns-repeated="2" table:style-name="ce2"/>
          <table:table-cell office:value-type="float" office:value="450" table:style-name="ce2">
            <text:p>45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Set 7<text:s/></text:p>
          </table:table-cell>
          <table:table-cell office:value-type="string" table:style-name="ce2">
            <text:p>Chowmein+Sweet and sour prawn+Fried Chicken</text:p>
          </table:table-cell>
          <table:table-cell table:number-columns-repeated="2" table:style-name="ce2"/>
          <table:table-cell office:value-type="float" office:value="330" table:style-name="ce2">
            <text:p>33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29" table:style-name="ce2">
            <text:p>129</text:p>
          </table:table-cell>
          <table:table-cell office:value-type="string" table:style-name="ce2">
            <text:p>Set 8</text:p>
          </table:table-cell>
          <table:table-cell office:value-type="string" table:style-name="ce2">
            <text:p>Chowmein+Oyster Sauce Beef+Fried Prawn</text:p>
          </table:table-cell>
          <table:table-cell table:number-columns-repeated="2" table:style-name="ce2"/>
          <table:table-cell office:value-type="float" office:value="350" table:style-name="ce2">
            <text:p>350</text:p>
          </table:table-cell>
          <table:table-cell table:number-columns-repeated="16377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Set 9</text:p>
          </table:table-cell>
          <table:table-cell office:value-type="string" table:style-name="ce2">
            <text:p>Mixed Grill (Prawn, Beef, Chicken) With Fried Rice+Mixed Veg</text:p>
          </table:table-cell>
          <table:table-cell table:number-columns-repeated="2" table:style-name="ce2"/>
          <table:table-cell office:value-type="float" office:value="360" table:style-name="ce2">
            <text:p>360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Rice Combo</text:p>
          </table:table-cell>
          <table:table-cell office:value-type="string" table:style-name="ce2">
            <text:p>Vegetable Fried Rice, Saucy Chicken Fries and Soft drinks</text:p>
          </table:table-cell>
          <table:table-cell table:number-columns-repeated="2" table:style-name="ce2"/>
          <table:table-cell office:value-type="float" office:value="220" table:style-name="ce2">
            <text:p>220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Chicken Burger Combo</text:p>
          </table:table-cell>
          <table:table-cell office:value-type="string" table:style-name="ce2">
            <text:p>Chicken Cheese, French Fries and Soft drink</text:p>
          </table:table-cell>
          <table:table-cell table:number-columns-repeated="2" table:style-name="ce2"/>
          <table:table-cell office:value-type="float" office:value="320" table:style-name="ce2">
            <text:p>320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Beef Burger Combo</text:p>
          </table:table-cell>
          <table:table-cell office:value-type="string" table:style-name="ce2">
            <text:p>Beef cheese, French Fries and Soft drink</text:p>
          </table:table-cell>
          <table:table-cell table:number-columns-repeated="2" table:style-name="ce2"/>
          <table:table-cell office:value-type="float" office:value="380" table:style-name="ce2">
            <text:p>380</text:p>
          </table:table-cell>
          <table:table-cell table:number-columns-repeated="16377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Chicken Combo</text:p>
          </table:table-cell>
          <table:table-cell office:value-type="string" table:style-name="ce2">
            <text:p>Fried Chicken, Coleslaw, French fries and soft drink</text:p>
          </table:table-cell>
          <table:table-cell table:number-columns-repeated="2" table:style-name="ce2"/>
          <table:table-cell office:value-type="float" office:value="265" table:style-name="ce2">
            <text:p>265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Arabian Shwarma</text:p>
          </table:table-cell>
          <table:table-cell office:value-type="string" table:style-name="ce2">
            <text:p>Beef, Chicken, King's Special</text:p>
          </table:table-cell>
          <table:table-cell table:number-columns-repeated="2" table:style-name="ce2"/>
          <table:table-cell office:value-type="float" office:value="189" table:style-name="ce2">
            <text:p>189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Shwarma Roll</text:p>
          </table:table-cell>
          <table:table-cell office:value-type="string" table:style-name="ce2">
            <text:p>Beef/Chicken, BBQ, Chef's special</text:p>
          </table:table-cell>
          <table:table-cell table:number-columns-repeated="2" table:style-name="ce2"/>
          <table:table-cell office:value-type="float" office:value="239" table:style-name="ce2">
            <text:p>239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Shwarma Meal</text:p>
          </table:table-cell>
          <table:table-cell office:value-type="string" table:style-name="ce2">
            <text:p>Chicken, beef, King's Special</text:p>
          </table:table-cell>
          <table:table-cell table:number-columns-repeated="2" table:style-name="ce2"/>
          <table:table-cell office:value-type="float" office:value="249" table:style-name="ce2">
            <text:p>249</text:p>
          </table:table-cell>
          <table:table-cell table:number-columns-repeated="16377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Shwarma Wrap</text:p>
          </table:table-cell>
          <table:table-cell office:value-type="string" table:style-name="ce2">
            <text:p>Beef, Chicken, King's Special</text:p>
          </table:table-cell>
          <table:table-cell table:number-columns-repeated="2" table:style-name="ce2"/>
          <table:table-cell office:value-type="float" office:value="229" table:style-name="ce2">
            <text:p>229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Meal 1</text:p>
          </table:table-cell>
          <table:table-cell office:value-type="string" table:style-name="ce2">
            <text:p>BBQ Chicken, Vegetable/Aloo chat, Fried rice, Drink</text:p>
          </table:table-cell>
          <table:table-cell table:number-columns-repeated="2" table:style-name="ce2"/>
          <table:table-cell office:value-type="float" office:value="240" table:style-name="ce2">
            <text:p>24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Meal 2</text:p>
          </table:table-cell>
          <table:table-cell office:value-type="string" table:style-name="ce2">
            <text:p>Achari Chicken, Vegetable/Aloo chat, Fried rice, Drink</text:p>
          </table:table-cell>
          <table:table-cell table:number-columns-repeated="2" table:style-name="ce2"/>
          <table:table-cell office:value-type="float" office:value="240" table:style-name="ce2">
            <text:p>24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Meal 3</text:p>
          </table:table-cell>
          <table:table-cell office:value-type="string" table:style-name="ce2">
            <text:p>Sweet and sour Prawn, Vegetable, Fried rice, Drink</text:p>
          </table:table-cell>
          <table:table-cell table:number-columns-repeated="2" table:style-name="ce2"/>
          <table:table-cell office:value-type="float" office:value="260" table:style-name="ce2">
            <text:p>26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Meal 4</text:p>
          </table:table-cell>
          <table:table-cell office:value-type="string" table:style-name="ce2">
            <text:p>Thai/Mexican fried chicken, Vegetable, Fried rice, Drink</text:p>
          </table:table-cell>
          <table:table-cell table:number-columns-repeated="2" table:style-name="ce2"/>
          <table:table-cell office:value-type="float" office:value="210" table:style-name="ce2">
            <text:p>21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Combo 1</text:p>
          </table:table-cell>
          <table:table-cell office:value-type="string" table:style-name="ce2">
            <text:p>Thai/Mexican fried chicken, Rice, Chicken chilli onion, vegetable, drinks</text:p>
          </table:table-cell>
          <table:table-cell table:number-columns-repeated="2" table:style-name="ce2"/>
          <table:table-cell office:value-type="float" office:value="270" table:style-name="ce2">
            <text:p>27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Combo 2</text:p>
          </table:table-cell>
          <table:table-cell office:value-type="string" table:style-name="ce2">
            <text:p>Thai/Mexican fried chicken, Rice, Beef chilli onion, vegetable, drinks</text:p>
          </table:table-cell>
          <table:table-cell table:number-columns-repeated="2" table:style-name="ce2"/>
          <table:table-cell office:value-type="float" office:value="290" table:style-name="ce2">
            <text:p>29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Combo 3</text:p>
          </table:table-cell>
          <table:table-cell office:value-type="string" table:style-name="ce2">
            <text:p>1 pc Mexican fried chicken, French fries, Drinks</text:p>
          </table:table-cell>
          <table:table-cell table:number-columns-repeated="2" table:style-name="ce2"/>
          <table:table-cell office:value-type="float" office:value="180" table:style-name="ce2">
            <text:p>180</text:p>
          </table:table-cell>
          <table:table-cell table:number-columns-repeated="16377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Combo 4</text:p>
          </table:table-cell>
          <table:table-cell office:value-type="string" table:style-name="ce2">
            <text:p>2 pcs Mexican fried chicken, French fries, Drinks</text:p>
          </table:table-cell>
          <table:table-cell table:number-columns-repeated="2" table:style-name="ce2"/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Special Kid's Meal</text:p>
          </table:table-cell>
          <table:table-cell office:value-type="string" table:style-name="ce2">
            <text:p>Fried rice, Fried chicken, French fries and Soft drink</text:p>
          </table:table-cell>
          <table:table-cell table:number-columns-repeated="2" table:style-name="ce2"/>
          <table:table-cell office:value-type="float" office:value="349" table:style-name="ce2">
            <text:p>34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Special Lunch Meal (Chicken)</text:p>
          </table:table-cell>
          <table:table-cell office:value-type="string" table:style-name="ce2">
            <text:p>Fried Rice, Chicken chilli onion, Saute Vegetables</text:p>
          </table:table-cell>
          <table:table-cell table:number-columns-repeated="2" table:style-name="ce2"/>
          <table:table-cell office:value-type="float" office:value="249" table:style-name="ce2">
            <text:p>24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Special Lunch Meal (Beef)</text:p>
          </table:table-cell>
          <table:table-cell office:value-type="string" table:style-name="ce2">
            <text:p>Fried Rice, Shreded Beef onion, Saute Vegetables</text:p>
          </table:table-cell>
          <table:table-cell table:number-columns-repeated="2" table:style-name="ce2"/>
          <table:table-cell office:value-type="float" office:value="289" table:style-name="ce2">
            <text:p>28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Chicken Nasi Goreng</text:p>
          </table:table-cell>
          <table:table-cell table:number-columns-repeated="3" table:style-name="ce2"/>
          <table:table-cell office:value-type="float" office:value="345" table:style-name="ce2">
            <text:p>345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Lemon Garlic Chicken</text:p>
          </table:table-cell>
          <table:table-cell office:value-type="string" table:style-name="ce2">
            <text:p>With Grilled potato/mashed potatoes/Fried rice and sauted vegetables</text:p>
          </table:table-cell>
          <table:table-cell table:number-columns-repeated="2" table:style-name="ce2"/>
          <table:table-cell office:value-type="float" office:value="479" table:style-name="ce2">
            <text:p>47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2" table:style-name="ce2">
            <text:p>152</text:p>
          </table:table-cell>
          <table:table-cell office:value-type="string" table:style-name="ce2">
            <text:p>Chicken Hot Curry</text:p>
          </table:table-cell>
          <table:table-cell office:value-type="string" table:style-name="ce2">
            <text:p>With plain/butter/garlic/parata/steamed/Fried rice and Salad</text:p>
          </table:table-cell>
          <table:table-cell table:number-columns-repeated="2" table:style-name="ce2"/>
          <table:table-cell office:value-type="float" office:value="409" table:style-name="ce2">
            <text:p>40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Butter Chicken</text:p>
          </table:table-cell>
          <table:table-cell office:value-type="string" table:style-name="ce2">
            <text:p>With plain/butter/garlic/parata/steamed/Fried rice and Salad</text:p>
          </table:table-cell>
          <table:table-cell table:number-columns-repeated="2" table:style-name="ce2"/>
          <table:table-cell office:value-type="float" office:value="439" table:style-name="ce2">
            <text:p>43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Beef Hot Curry<text:s/></text:p>
          </table:table-cell>
          <table:table-cell office:value-type="string" table:style-name="ce2">
            <text:p>With plain/butter/garlic/parata/steamed/Fried rice and Salad</text:p>
          </table:table-cell>
          <table:table-cell table:number-columns-repeated="2" table:style-name="ce2"/>
          <table:table-cell office:value-type="float" office:value="479" table:style-name="ce2">
            <text:p>479</text:p>
          </table:table-cell>
          <table:table-cell table:number-columns-repeated="16377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Prawn Hot Curry</text:p>
          </table:table-cell>
          <table:table-cell office:value-type="string" table:style-name="ce2">
            <text:p>With plain/butter/garlic/parata/steamed/Fried rice and Salad</text:p>
          </table:table-cell>
          <table:table-cell table:number-columns-repeated="2" table:style-name="ce2"/>
          <table:table-cell office:value-type="float" office:value="489" table:style-name="ce2">
            <text:p>489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56" table:style-name="ce2">
            <text:p>156</text:p>
          </table:table-cell>
          <table:table-cell office:value-type="string" table:style-name="ce2">
            <text:p>Chicken Cheese</text:p>
          </table:table-cell>
          <table:table-cell table:number-columns-repeated="3" table:style-name="ce2"/>
          <table:table-cell office:value-type="float" office:value="160" table:style-name="ce2">
            <text:p>16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Cheeser Chicken<text:s/></text:p>
          </table:table-cell>
          <table:table-cell table:number-columns-repeated="3" table:style-name="ce2"/>
          <table:table-cell office:value-type="float" office:value="170" table:style-name="ce2">
            <text:p>17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58" table:style-name="ce2">
            <text:p>158</text:p>
          </table:table-cell>
          <table:table-cell office:value-type="string" table:style-name="ce2">
            <text:p>Smoky BBQ Cheese Chicken</text:p>
          </table:table-cell>
          <table:table-cell table:number-columns-repeated="3" table:style-name="ce2"/>
          <table:table-cell office:value-type="float" office:value="180" table:style-name="ce2">
            <text:p>18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59" table:style-name="ce2">
            <text:p>159</text:p>
          </table:table-cell>
          <table:table-cell office:value-type="string" table:style-name="ce2">
            <text:p>Giganto Chicken</text:p>
          </table:table-cell>
          <table:table-cell table:number-columns-repeated="3" table:style-name="ce2"/>
          <table:table-cell office:value-type="float" office:value="350" table:style-name="ce2">
            <text:p>35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Binge Chicken</text:p>
          </table:table-cell>
          <table:table-cell table:number-columns-repeated="3" table:style-name="ce2"/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Beef Cheese</text:p>
          </table:table-cell>
          <table:table-cell table:number-columns-repeated="3" table:style-name="ce2"/>
          <table:table-cell office:value-type="float" office:value="160" table:style-name="ce2">
            <text:p>16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Cheeser Beef</text:p>
          </table:table-cell>
          <table:table-cell table:number-columns-repeated="3" table:style-name="ce2"/>
          <table:table-cell office:value-type="float" office:value="170" table:style-name="ce2">
            <text:p>17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Smoky BBQ Cheese Beef</text:p>
          </table:table-cell>
          <table:table-cell table:number-columns-repeated="3" table:style-name="ce2"/>
          <table:table-cell office:value-type="float" office:value="180" table:style-name="ce2">
            <text:p>18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Double Decker Beef</text:p>
          </table:table-cell>
          <table:table-cell table:number-columns-repeated="3" table:style-name="ce2"/>
          <table:table-cell office:value-type="float" office:value="230" table:style-name="ce2">
            <text:p>230</text:p>
          </table:table-cell>
          <table:table-cell table:number-columns-repeated="16377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Beef Signature</text:p>
          </table:table-cell>
          <table:table-cell table:number-columns-repeated="3" table:style-name="ce2"/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Chicken Chowmein</text:p>
          </table:table-cell>
          <table:table-cell table:number-columns-repeated="3" table:style-name="ce2"/>
          <table:table-cell office:value-type="float" office:value="245" table:style-name="ce2">
            <text:p>245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Regular Chicken Pasta</text:p>
          </table:table-cell>
          <table:table-cell table:number-columns-repeated="3" table:style-name="ce2"/>
          <table:table-cell office:value-type="float" office:value="239" table:style-name="ce2">
            <text:p>239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Chicken Naga Pasta</text:p>
          </table:table-cell>
          <table:table-cell table:number-columns-repeated="3" table:style-name="ce2"/>
          <table:table-cell office:value-type="float" office:value="225" table:style-name="ce2">
            <text:p>225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Mexican Pasta</text:p>
          </table:table-cell>
          <table:table-cell table:number-columns-repeated="3" table:style-name="ce2"/>
          <table:table-cell office:value-type="float" office:value="230" table:style-name="ce2">
            <text:p>230</text:p>
          </table:table-cell>
          <table:table-cell table:number-columns-repeated="16377"/>
        </table:table-row>
        <table:table-row table:number-rows-repeated="1048406" table:style-name="ro2">
          <table:table-cell table:number-columns-repeated="16384"/>
        </table:table-row>
      </table:table>
      <table:table table:name="rest_food_review" table:style-name="ta1">
        <table:table-column table:style-name="co1" table:number-columns-repeated="4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od Food within a Reasonable Price. Happy with the Stomach. :)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0:23" table:style-name="ce3">
            <text:p>12-11-17 10:20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place_review" table:style-name="ta1">
        <table:table-column table:style-name="co1" table:number-columns-repeated="3" table:default-cell-style-name="ce2"/>
        <table:table-column table:style-name="co21" table:default-cell-style-name="ce2"/>
        <table:table-column table:style-name="co1" table:default-cell-style-name="ce2"/>
        <table:table-column table:style-name="co2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SER 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cellent, Cozy and Comfy place.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4:32" table:style-name="ce3">
            <text:p>12-11-17 10:24 PM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4</meta:initial-creator>
    <dc:creator>User</dc:creator>
    <meta:creation-date>2017-12-11T17:53:40Z</meta:creation-date>
    <dc:date>2017-12-17T14:56:02Z</dc:date>
  </office:meta>
</office:document-meta>
</file>